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format="1">
        <style:list-level-properties text:space-before="1.2805in" text:min-label-width="0.3in" text:list-level-position-and-space-mode="label-alignment">
          <style:list-level-label-alignment text:label-followed-by="listtab" fo:margin-left="1.5805in" fo:text-indent="-0.3in"/>
        </style:list-level-properties>
      </text:list-level-style-number>
      <text:list-level-style-number text:level="2" text:style-name="WW_CharLFO3LVL2" style:num-format="1" text:display-levels="2">
        <style:list-level-properties text:space-before="0.8868in" text:min-label-width="0.4in" text:list-level-position-and-space-mode="label-alignment">
          <style:list-level-label-alignment text:label-followed-by="listtab" fo:margin-left="1.2868in" fo:text-indent="-0.4in"/>
        </style:list-level-properties>
      </text:list-level-style-number>
      <text:list-level-style-number text:level="3" text:style-name="WW_CharLFO3LVL3" style:num-format="1" text:display-levels="3">
        <style:list-level-properties text:space-before="1.3784in" text:min-label-width="0.5in" text:list-level-position-and-space-mode="label-alignment">
          <style:list-level-label-alignment text:label-followed-by="listtab" fo:margin-left="1.8784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1" style:parent-style-name="Normal" style:master-page-name="MP0" style:family="paragraph">
      <style:paragraph-properties fo:break-before="page" style:vertical-align="baseline" fo:margin-bottom="0in" fo:line-height="150%"/>
    </style:style>
    <style:style style:name="T2" style:parent-style-name="Standardskriftforavsnitt" style:family="text">
      <style:text-properties style:font-name-asian="Times New Roman" style:font-name-complex="Calibri" fo:font-size="10pt" style:font-size-asian="10pt" style:font-size-complex="10pt" fo:language="en" fo:country="US" style:language-asian="en" style:country-asian="IE"/>
    </style:style>
    <style:style style:name="T3" style:parent-style-name="normaltextrun" style:family="text">
      <style:text-properties style:font-name="Calibri" style:font-name-complex="Calibri" fo:font-size="20pt" style:font-size-asian="20pt" style:font-size-complex="20pt"/>
    </style:style>
    <style:style style:name="T4" style:parent-style-name="eop" style:family="text">
      <style:text-properties style:font-name="Calibri" style:font-name-complex="Calibri" fo:font-size="20pt" style:font-size-asian="20pt" style:font-size-complex="20pt" fo:background-color="#FFFFFF"/>
    </style:style>
    <style:style style:name="P5" style:parent-style-name="Normal" style:family="paragraph">
      <style:paragraph-properties style:vertical-align="baseline" fo:margin-bottom="0in" fo:line-height="150%"/>
    </style:style>
    <style:style style:name="T6" style:parent-style-name="Standardskriftforavsnitt" style:family="text">
      <style:text-properties style:font-name-asian="Times New Roman" style:font-name-complex="Calibri" fo:font-weight="bold" style:font-weight-asian="bold" style:font-weight-complex="bold" fo:font-size="16pt" style:font-size-asian="16pt" style:font-size-complex="16pt" fo:language="en" fo:country="US" style:language-asian="en" style:country-asian="IE"/>
    </style:style>
    <style:style style:name="T7" style:parent-style-name="Standardskriftforavsnitt" style:family="text">
      <style:text-properties style:font-name-asian="Times New Roman" style:font-name-complex="Calibri" fo:font-size="16pt" style:font-size-asian="16pt" style:font-size-complex="16pt" fo:language="en" fo:country="US" style:language-asian="en" style:country-asian="IE"/>
    </style:style>
    <style:style style:name="P8" style:parent-style-name="Normal" style:family="paragraph">
      <style:paragraph-properties style:vertical-align="baseline" fo:margin-bottom="0in" fo:line-height="150%"/>
    </style:style>
    <style:style style:name="T9" style:parent-style-name="Standardskriftforavsnitt" style:family="text">
      <style:text-properties style:font-name-asian="Times New Roman" style:font-name-complex="Calibri" fo:font-size="14pt" style:font-size-asian="14pt" style:font-size-complex="14pt" fo:language="en" fo:country="US" style:language-asian="en" style:country-asian="IE"/>
    </style:style>
    <style:style style:name="T10" style:parent-style-name="Standardskriftforavsnitt" style:family="text">
      <style:text-properties style:font-name-asian="Times New Roman" style:font-name-complex="Calibri" fo:font-size="12pt" style:font-size-asian="12pt" style:font-size-complex="12pt" fo:language="en" fo:country="US" style:language-asian="en" style:country-asian="IE"/>
    </style:style>
    <style:style style:name="T11" style:parent-style-name="Standardskriftforavsnitt" style:family="text">
      <style:text-properties style:font-name-asian="Times New Roman" style:font-name-complex="Calibri" fo:language="en" fo:country="US" style:language-asian="en" style:country-asian="IE"/>
    </style:style>
    <style:style style:name="P12" style:parent-style-name="Normal" style:family="paragraph">
      <style:paragraph-properties style:vertical-align="baseline" fo:margin-bottom="0in" fo:line-height="150%"/>
    </style:style>
    <style:style style:name="T13" style:parent-style-name="Standardskriftforavsnitt" style:family="text">
      <style:text-properties style:font-name-asian="Times New Roman" style:font-name-complex="Calibri" fo:font-size="12pt" style:font-size-asian="12pt" style:font-size-complex="12pt" fo:language="en" fo:country="US" style:language-asian="en" style:country-asian="IE"/>
    </style:style>
    <style:style style:name="T14" style:parent-style-name="Standardskriftforavsnitt" style:family="text">
      <style:text-properties style:font-name-asian="Times New Roman" style:font-name-complex="Calibri" fo:font-size="12pt" style:font-size-asian="12pt" style:font-size-complex="12pt" fo:language="en" fo:country="GB" style:language-asian="en" style:country-asian="IE"/>
    </style:style>
    <style:style style:name="P15" style:parent-style-name="Normal" style:family="paragraph">
      <style:paragraph-properties style:vertical-align="baseline" fo:margin-bottom="0in" fo:line-height="150%"/>
    </style:style>
    <style:style style:name="T16" style:parent-style-name="Standardskriftforavsnitt" style:family="text">
      <style:text-properties style:font-name-asian="Times New Roman" style:font-name-complex="Calibri" fo:font-size="12pt" style:font-size-asian="12pt" style:font-size-complex="12pt" fo:language="en" fo:country="GB" style:language-asian="en" style:country-asian="IE"/>
    </style:style>
    <style:style style:name="P17" style:parent-style-name="Normal" style:family="paragraph">
      <style:paragraph-properties style:vertical-align="baseline" fo:margin-bottom="0in" fo:line-height="150%"/>
    </style:style>
    <style:style style:name="T18" style:parent-style-name="Standardskriftforavsnitt" style:family="text">
      <style:text-properties style:font-name-asian="Times New Roman" style:font-name-complex="Calibri" fo:font-size="14pt" style:font-size-asian="14pt" style:font-size-complex="14pt" fo:language="en" fo:country="US" style:language-asian="en" style:country-asian="IE"/>
    </style:style>
    <style:style style:name="T19" style:parent-style-name="Standardskriftforavsnitt" style:family="text">
      <style:text-properties style:font-name-asian="Times New Roman" style:font-name-complex="Calibri" fo:font-size="12pt" style:font-size-asian="12pt" style:font-size-complex="12pt" fo:language="en" fo:country="US" style:language-asian="en" style:country-asian="IE"/>
    </style:style>
    <style:style style:name="T20" style:parent-style-name="Standardskriftforavsnitt" style:family="text">
      <style:text-properties style:font-name-asian="Times New Roman" style:font-name-complex="Calibri" fo:language="en" fo:country="US" style:language-asian="en" style:country-asian="IE"/>
    </style:style>
    <style:style style:name="P21" style:parent-style-name="Normal" style:family="paragraph">
      <style:paragraph-properties style:vertical-align="baseline" fo:margin-bottom="0in" fo:line-height="150%"/>
    </style:style>
    <style:style style:name="T22" style:parent-style-name="Standardskriftforavsnitt" style:family="text">
      <style:text-properties style:font-name-asian="Times New Roman" style:font-name-complex="Calibri" fo:font-size="12pt" style:font-size-asian="12pt" style:font-size-complex="12pt" fo:language="en" fo:country="US" style:language-asian="en" style:country-asian="IE"/>
    </style:style>
    <style:style style:name="P23" style:parent-style-name="Normal" style:family="paragraph">
      <style:paragraph-properties style:vertical-align="baseline" fo:margin-bottom="0in" fo:line-height="150%"/>
    </style:style>
    <style:style style:name="T24" style:parent-style-name="Standardskriftforavsnitt" style:family="text">
      <style:text-properties style:font-name-asian="Times New Roman" style:font-name-complex="Calibri" fo:font-size="12pt" style:font-size-asian="12pt" style:font-size-complex="12pt" fo:language="en" fo:country="US" style:language-asian="en" style:country-asian="IE"/>
    </style:style>
    <style:style style:name="P25" style:parent-style-name="Normal" style:family="paragraph">
      <style:paragraph-properties style:vertical-align="baseline" fo:margin-bottom="0in" fo:line-height="150%"/>
    </style:style>
    <style:style style:name="T26" style:parent-style-name="Standardskriftforavsnitt" style:family="text">
      <style:text-properties style:font-name-asian="Times New Roman" style:font-name-complex="Calibri" fo:font-size="14pt" style:font-size-asian="14pt" style:font-size-complex="14pt" fo:language="en" fo:country="US" style:language-asian="en" style:country-asian="IE"/>
    </style:style>
    <style:style style:name="P27" style:parent-style-name="Normal" style:family="paragraph">
      <style:paragraph-properties style:vertical-align="baseline" fo:margin-bottom="0in" fo:line-height="150%"/>
    </style:style>
    <style:style style:name="T28" style:parent-style-name="Standardskriftforavsnitt" style:family="text">
      <style:text-properties style:font-name-asian="Times New Roman" style:font-name-complex="Calibri" fo:font-size="12pt" style:font-size-asian="12pt" style:font-size-complex="12pt" fo:language="en" fo:country="US" style:language-asian="en" style:country-asian="IE"/>
    </style:style>
    <style:style style:name="P29" style:parent-style-name="Normal" style:family="paragraph">
      <style:paragraph-properties style:vertical-align="baseline" fo:margin-bottom="0in" fo:line-height="150%"/>
    </style:style>
    <style:style style:name="T30" style:parent-style-name="Standardskriftforavsnitt" style:family="text">
      <style:text-properties style:font-name-asian="Times New Roman" style:font-name-complex="Calibri" fo:font-size="12pt" style:font-size-asian="12pt" style:font-size-complex="12pt" fo:language="en" fo:country="US" style:language-asian="en" style:country-asian="IE"/>
    </style:style>
    <style:style style:name="P31" style:parent-style-name="Normal" style:family="paragraph">
      <style:paragraph-properties style:vertical-align="baseline" fo:margin-bottom="0in" fo:line-height="150%"/>
    </style:style>
    <style:style style:name="T32" style:parent-style-name="Standardskriftforavsnitt" style:family="text">
      <style:text-properties style:font-name-asian="Times New Roman" style:font-name-complex="Calibri" fo:font-size="14pt" style:font-size-asian="14pt" style:font-size-complex="14pt" fo:language="en" fo:country="US" style:language-asian="en" style:country-asian="IE"/>
    </style:style>
    <style:style style:name="T33" style:parent-style-name="Standardskriftforavsnitt" style:family="text">
      <style:text-properties style:font-name-asian="Times New Roman" style:font-name-complex="Calibri" fo:language="en" fo:country="US" style:language-asian="en" style:country-asian="IE"/>
    </style:style>
    <style:style style:name="P34" style:parent-style-name="Normal" style:family="paragraph">
      <style:paragraph-properties style:vertical-align="baseline" fo:margin-bottom="0in" fo:line-height="150%"/>
    </style:style>
    <style:style style:name="T35" style:parent-style-name="Standardskriftforavsnitt" style:family="text">
      <style:text-properties style:font-name-asian="Times New Roman" style:font-name-complex="Calibri" fo:font-size="12pt" style:font-size-asian="12pt" style:font-size-complex="12pt" fo:language="en" fo:country="US" style:language-asian="en" style:country-asian="IE"/>
    </style:style>
    <style:style style:name="P36" style:parent-style-name="Normal" style:family="paragraph">
      <style:paragraph-properties style:vertical-align="baseline" fo:margin-bottom="0in" fo:line-height="150%"/>
    </style:style>
    <style:style style:name="T37" style:parent-style-name="Standardskriftforavsnitt" style:family="text">
      <style:text-properties style:font-name-asian="Times New Roman" style:font-name-complex="Calibri" fo:font-size="12pt" style:font-size-asian="12pt" style:font-size-complex="12pt" fo:language="en" fo:country="US" style:language-asian="en" style:country-asian="IE"/>
    </style:style>
    <style:style style:name="P38" style:parent-style-name="Normal" style:family="paragraph">
      <style:paragraph-properties style:vertical-align="baseline" fo:margin-bottom="0in" fo:line-height="150%"/>
    </style:style>
    <style:style style:name="T39" style:parent-style-name="Standardskriftforavsnitt" style:family="text">
      <style:text-properties style:font-name-asian="Times New Roman" style:font-name-complex="Calibri" fo:font-size="14pt" style:font-size-asian="14pt" style:font-size-complex="14pt" fo:language="en" fo:country="US" style:language-asian="en" style:country-asian="IE"/>
    </style:style>
    <style:style style:name="T40" style:parent-style-name="Standardskriftforavsnitt" style:family="text">
      <style:text-properties style:font-name-asian="Times New Roman" style:font-name-complex="Calibri" fo:font-size="10pt" style:font-size-asian="10pt" style:font-size-complex="10pt" fo:language="en" fo:country="US" style:language-asian="en" style:country-asian="IE"/>
    </style:style>
    <style:style style:name="T41" style:parent-style-name="Standardskriftforavsnitt" style:family="text">
      <style:text-properties style:font-name-asian="Times New Roman" style:font-name-complex="Calibri" fo:font-size="14pt" style:font-size-asian="14pt" style:font-size-complex="14pt" fo:language="en" fo:country="US" style:language-asian="en" style:country-asian="IE"/>
    </style:style>
    <style:style style:name="T42" style:parent-style-name="Standardskriftforavsnitt" style:family="text">
      <style:text-properties style:font-name-asian="Times New Roman" style:font-name-complex="Calibri" fo:font-size="10pt" style:font-size-asian="10pt" style:font-size-complex="10pt" fo:language="en" fo:country="US" style:language-asian="en" style:country-asian="IE"/>
    </style:style>
    <style:style style:name="P43" style:parent-style-name="Normal" style:family="paragraph">
      <style:paragraph-properties style:vertical-align="baseline" fo:margin-bottom="0in" fo:line-height="150%"/>
    </style:style>
    <style:style style:name="T44" style:parent-style-name="Standardskriftforavsnitt" style:family="text">
      <style:text-properties style:font-name-asian="Times New Roman" style:font-name-complex="Calibri" fo:font-size="12pt" style:font-size-asian="12pt" style:font-size-complex="12pt" fo:language="en" fo:country="US" style:language-asian="en" style:country-asian="IE"/>
    </style:style>
    <style:style style:name="T45" style:parent-style-name="Standardskriftforavsnitt" style:family="text">
      <style:text-properties style:font-name-asian="Times New Roman" style:font-name-complex="Calibri" fo:font-size="12pt" style:font-size-asian="12pt" style:font-size-complex="12pt" fo:language="en" fo:country="US" style:language-asian="en" style:country-asian="IE"/>
    </style:style>
    <style:style style:name="T46" style:parent-style-name="Standardskriftforavsnitt" style:family="text">
      <style:text-properties style:font-name-asian="Times New Roman" style:font-name-complex="Calibri" fo:font-size="12pt" style:font-size-asian="12pt" style:font-size-complex="12pt" fo:language="en" fo:country="US" style:language-asian="en" style:country-asian="IE"/>
    </style:style>
    <style:style style:name="P47" style:parent-style-name="Normal" style:family="paragraph">
      <style:paragraph-properties style:vertical-align="baseline" fo:margin-bottom="0in" fo:line-height="150%"/>
    </style:style>
    <style:style style:name="T48" style:parent-style-name="Standardskriftforavsnitt" style:family="text">
      <style:text-properties style:font-name-asian="Times New Roman" style:font-name-complex="Calibri" fo:font-size="12pt" style:font-size-asian="12pt" style:font-size-complex="12pt" fo:language="en" fo:country="US" style:language-asian="en" style:country-asian="IE"/>
    </style:style>
    <style:style style:name="P49" style:parent-style-name="Normal" style:family="paragraph">
      <style:paragraph-properties style:vertical-align="baseline" fo:margin-bottom="0in" fo:line-height="150%"/>
    </style:style>
    <style:style style:name="T50" style:parent-style-name="Standardskriftforavsnitt" style:family="text">
      <style:text-properties style:font-name-asian="Times New Roman" style:font-name-complex="Calibri" fo:font-weight="bold" style:font-weight-asian="bold" style:font-weight-complex="bold" fo:font-size="16pt" style:font-size-asian="16pt" style:font-size-complex="16pt" fo:language="en" fo:country="US" style:language-asian="en" style:country-asian="IE"/>
    </style:style>
    <style:style style:name="T51" style:parent-style-name="Standardskriftforavsnitt" style:family="text">
      <style:text-properties style:font-name-asian="Times New Roman" style:font-name-complex="Calibri" fo:language="en" fo:country="US" style:language-asian="en" style:country-asian="IE"/>
    </style:style>
    <style:style style:name="P52" style:parent-style-name="Normal" style:family="paragraph">
      <style:paragraph-properties style:vertical-align="baseline" fo:margin-bottom="0in" fo:line-height="150%"/>
    </style:style>
    <style:style style:name="T53" style:parent-style-name="Standardskriftforavsnitt" style:family="text">
      <style:text-properties style:font-name-asian="Times New Roman" style:font-name-complex="Calibri" fo:font-size="14pt" style:font-size-asian="14pt" style:font-size-complex="14pt" fo:language="en" fo:country="US" style:language-asian="en" style:country-asian="IE"/>
    </style:style>
    <style:style style:name="T54" style:parent-style-name="Standardskriftforavsnitt" style:family="text">
      <style:text-properties style:font-name-asian="Times New Roman" style:font-name-complex="Calibri" fo:language="en" fo:country="US" style:language-asian="en" style:country-asian="IE"/>
    </style:style>
    <style:style style:name="P55" style:parent-style-name="Normal" style:family="paragraph">
      <style:paragraph-properties style:vertical-align="baseline" fo:margin-bottom="0in" fo:line-height="150%"/>
    </style:style>
    <style:style style:name="T56" style:parent-style-name="Standardskriftforavsnitt" style:family="text">
      <style:text-properties style:font-name-asian="Times New Roman" style:font-name-complex="Calibri" fo:font-size="12pt" style:font-size-asian="12pt" style:font-size-complex="12pt" fo:language="en" fo:country="US" style:language-asian="en" style:country-asian="IE"/>
    </style:style>
    <style:style style:name="P57" style:parent-style-name="Normal" style:family="paragraph">
      <style:paragraph-properties style:vertical-align="baseline" fo:margin-bottom="0in" fo:line-height="150%"/>
    </style:style>
    <style:style style:name="T58" style:parent-style-name="Standardskriftforavsnitt" style:family="text">
      <style:text-properties style:font-name-asian="Times New Roman" style:font-name-complex="Calibri" fo:font-size="12pt" style:font-size-asian="12pt" style:font-size-complex="12pt" fo:language="en" fo:country="US" style:language-asian="en" style:country-asian="IE"/>
    </style:style>
    <style:style style:name="P59" style:parent-style-name="Normal" style:family="paragraph">
      <style:paragraph-properties style:vertical-align="baseline" fo:margin-bottom="0in" fo:line-height="150%"/>
    </style:style>
    <style:style style:name="T60" style:parent-style-name="Standardskriftforavsnitt" style:family="text">
      <style:text-properties style:font-name-asian="Times New Roman" style:font-name-complex="Calibri" fo:font-size="10pt" style:font-size-asian="10pt" style:font-size-complex="10pt" fo:language="en" fo:country="US" style:language-asian="en" style:country-asian="IE"/>
    </style:style>
    <style:style style:name="P61" style:parent-style-name="Normal" style:family="paragraph">
      <style:paragraph-properties style:vertical-align="baseline" fo:margin-bottom="0in" fo:line-height="150%"/>
    </style:style>
    <style:style style:name="T62" style:parent-style-name="Standardskriftforavsnitt" style:family="text">
      <style:text-properties style:font-name-asian="Times New Roman" style:font-name-complex="Calibri" fo:font-size="14pt" style:font-size-asian="14pt" style:font-size-complex="14pt" fo:language="en" fo:country="US" style:language-asian="en" style:country-asian="IE"/>
    </style:style>
    <style:style style:name="T63" style:parent-style-name="Standardskriftforavsnitt" style:family="text">
      <style:text-properties style:font-name-asian="Times New Roman" style:font-name-complex="Calibri" fo:language="en" fo:country="US" style:language-asian="en" style:country-asian="IE"/>
    </style:style>
    <style:style style:name="P64" style:parent-style-name="Normal" style:family="paragraph">
      <style:paragraph-properties style:vertical-align="baseline" fo:margin-bottom="0in" fo:line-height="150%"/>
    </style:style>
    <style:style style:name="T65" style:parent-style-name="Standardskriftforavsnitt" style:family="text">
      <style:text-properties style:font-name-asian="Times New Roman" style:font-name-complex="Calibri" fo:font-size="12pt" style:font-size-asian="12pt" style:font-size-complex="12pt" fo:language="en" fo:country="US" style:language-asian="en" style:country-asian="IE"/>
    </style:style>
    <style:style style:name="T66" style:parent-style-name="Standardskriftforavsnitt" style:family="text">
      <style:text-properties style:font-name-asian="Times New Roman" style:font-name-complex="Calibri" fo:color="#0000FF" fo:font-size="12pt" style:font-size-asian="12pt" style:font-size-complex="12pt" style:text-underline-type="single" style:text-underline-style="solid" style:text-underline-width="auto" style:text-underline-mode="continuous" fo:language="en" fo:country="US" style:language-asian="en" style:country-asian="IE"/>
    </style:style>
    <style:style style:name="T67" style:parent-style-name="Standardskriftforavsnitt" style:family="text">
      <style:text-properties style:font-name-asian="Times New Roman" style:font-name-complex="Calibri" fo:font-size="12pt" style:font-size-asian="12pt" style:font-size-complex="12pt" fo:language="en" fo:country="US" style:language-asian="en" style:country-asian="IE"/>
    </style:style>
    <style:style style:name="P68" style:parent-style-name="Normal" style:family="paragraph">
      <style:paragraph-properties style:vertical-align="baseline" fo:margin-bottom="0in" fo:line-height="150%"/>
      <style:text-properties style:font-name-asian="Times New Roman" style:font-name-complex="Calibri" fo:font-size="9pt" style:font-size-asian="9pt" style:font-size-complex="9pt" fo:language="en" fo:country="US" style:language-asian="en" style:country-asian="IE"/>
    </style:style>
    <style:style style:name="P69" style:parent-style-name="Normal" style:family="paragraph">
      <style:paragraph-properties style:vertical-align="baseline" fo:margin-bottom="0in" fo:line-height="150%"/>
      <style:text-properties style:font-name-asian="Times New Roman" style:font-name-complex="Calibri" fo:font-size="12pt" style:font-size-asian="12pt" style:font-size-complex="12pt" fo:language="en" fo:country="US" style:language-asian="en" style:country-asian="IE"/>
    </style:style>
    <style:style style:name="P70" style:parent-style-name="Normal" style:family="paragraph">
      <style:paragraph-properties style:vertical-align="baseline" fo:margin-bottom="0in" fo:line-height="150%"/>
    </style:style>
    <style:style style:name="T71" style:parent-style-name="Standardskriftforavsnitt" style:family="text">
      <style:text-properties style:font-name-asian="Times New Roman" style:font-name-complex="Calibri" fo:font-size="12pt" style:font-size-asian="12pt" style:font-size-complex="12pt" fo:language="en" fo:country="US" style:language-asian="en" style:country-asian="IE"/>
    </style:style>
    <style:style style:name="P72" style:parent-style-name="Normal" style:family="paragraph">
      <style:paragraph-properties style:vertical-align="baseline" fo:margin-bottom="0in" fo:line-height="150%"/>
    </style:style>
    <style:style style:name="T73" style:parent-style-name="Standardskriftforavsnitt" style:family="text">
      <style:text-properties style:font-name-asian="Times New Roman" style:font-name-complex="Calibri" fo:font-size="12pt" style:font-size-asian="12pt" style:font-size-complex="12pt" fo:language="en" fo:country="US" style:language-asian="en" style:country-asian="IE"/>
    </style:style>
    <style:style style:name="T74" style:parent-style-name="Standardskriftforavsnitt" style:family="text">
      <style:text-properties style:font-name-asian="Times New Roman" style:font-name-complex="Calibri" fo:color="#0000FF" fo:font-size="12pt" style:font-size-asian="12pt" style:font-size-complex="12pt" style:text-underline-type="single" style:text-underline-style="solid" style:text-underline-width="auto" style:text-underline-mode="continuous" fo:language="en" fo:country="US" style:language-asian="en" style:country-asian="IE"/>
    </style:style>
    <style:style style:name="T75" style:parent-style-name="Standardskriftforavsnitt" style:family="text">
      <style:text-properties style:font-name-asian="Times New Roman" style:font-name-complex="Calibri" fo:font-size="12pt" style:font-size-asian="12pt" style:font-size-complex="12pt" fo:language="en" fo:country="US" style:language-asian="en" style:country-asian="IE"/>
    </style:style>
    <style:style style:name="P76" style:parent-style-name="Normal" style:family="paragraph">
      <style:paragraph-properties style:vertical-align="baseline" fo:margin-bottom="0in" fo:line-height="150%"/>
    </style:style>
    <style:style style:name="T77" style:parent-style-name="Standardskriftforavsnitt" style:family="text">
      <style:text-properties style:font-name-asian="Times New Roman" style:font-name-complex="Calibri" fo:language="en" fo:country="US" style:language-asian="en" style:country-asian="IE"/>
    </style:style>
    <style:style style:name="P78" style:parent-style-name="Normal" style:family="paragraph">
      <style:paragraph-properties fo:margin-bottom="0in" fo:line-height="150%"/>
    </style:style>
    <style:style style:name="T79" style:parent-style-name="Standardskriftforavsnitt" style:family="text">
      <style:text-properties style:font-name-asian="Times New Roman" style:font-name-complex="Calibri" fo:font-size="14pt" style:font-size-asian="14pt" style:font-size-complex="14pt" fo:language="en" fo:country="US" style:language-asian="en" style:country-asian="IE"/>
    </style:style>
    <style:style style:name="P80" style:parent-style-name="Normal" style:family="paragraph">
      <style:paragraph-properties style:vertical-align="baseline" fo:margin-bottom="0in" fo:line-height="150%"/>
    </style:style>
    <style:style style:name="T81" style:parent-style-name="Standardskriftforavsnitt" style:family="text">
      <style:text-properties style:font-name-asian="Times New Roman" style:font-name-complex="Calibri" fo:font-size="12pt" style:font-size-asian="12pt" style:font-size-complex="12pt" fo:language="en" fo:country="US" style:language-asian="en" style:country-asian="IE"/>
    </style:style>
    <style:style style:name="P82" style:parent-style-name="Normal" style:family="paragraph">
      <style:paragraph-properties style:vertical-align="baseline" fo:margin-bottom="0in" fo:line-height="150%"/>
    </style:style>
    <style:style style:name="T83" style:parent-style-name="Standardskriftforavsnitt" style:family="text">
      <style:text-properties style:font-name-asian="Times New Roman" style:font-name-complex="Calibri" fo:font-size="14pt" style:font-size-asian="14pt" style:font-size-complex="14pt" fo:language="en" fo:country="US" style:language-asian="en" style:country-asian="IE"/>
    </style:style>
    <style:style style:name="P84" style:parent-style-name="Normal" style:family="paragraph">
      <style:paragraph-properties style:vertical-align="baseline" fo:margin-bottom="0in" fo:line-height="150%"/>
    </style:style>
    <style:style style:name="T85" style:parent-style-name="Standardskriftforavsnitt" style:family="text">
      <style:text-properties style:font-name-asian="Times New Roman" style:font-name-complex="Calibri" fo:font-size="14pt" style:font-size-asian="14pt" style:font-size-complex="14pt" fo:language="en" fo:country="US" style:language-asian="en" style:country-asian="IE"/>
    </style:style>
    <style:style style:name="T86" style:parent-style-name="Standardskriftforavsnitt" style:family="text">
      <style:text-properties style:font-name-asian="Times New Roman" style:font-name-complex="Calibri" fo:language="en" fo:country="US" style:language-asian="en" style:country-asian="IE"/>
    </style:style>
    <style:style style:name="P87" style:parent-style-name="Normal" style:family="paragraph">
      <style:paragraph-properties style:vertical-align="baseline" fo:margin-bottom="0in" fo:line-height="150%"/>
    </style:style>
    <style:style style:name="T88" style:parent-style-name="Standardskriftforavsnitt" style:family="text">
      <style:text-properties style:font-name-asian="Times New Roman" style:font-name-complex="Calibri" fo:font-size="6pt" style:font-size-asian="6pt" style:font-size-complex="6pt" fo:language="en" fo:country="US" style:language-asian="en" style:country-asian="IE"/>
    </style:style>
    <style:style style:name="TableColumn90" style:family="table-column">
      <style:table-column-properties style:column-width="0.175in"/>
    </style:style>
    <style:style style:name="TableColumn91" style:family="table-column">
      <style:table-column-properties style:column-width="1.1909in"/>
    </style:style>
    <style:style style:name="Table89" style:family="table">
      <style:table-properties style:width="1.3659in" fo:margin-left="0in" table:align="left"/>
    </style:style>
    <style:style style:name="TableRow92" style:family="table-row">
      <style:table-row-properties/>
    </style:style>
    <style:style style:name="TableCell93" style:family="table-cell">
      <style:table-cell-properties fo:border="0.0104in solid #909090" style:writing-mode="lr-tb" fo:padding-top="0.0312in" fo:padding-left="0in" fo:padding-bottom="0.0312in" fo:padding-right="0in"/>
    </style:style>
    <style:style style:name="P94" style:parent-style-name="Normal" style:family="paragraph">
      <style:paragraph-properties style:vertical-align="baseline" fo:margin-bottom="0in" fo:line-height="150%"/>
      <style:text-properties style:font-name-asian="Times New Roman" style:font-name-complex="Calibri" fo:font-size="12pt" style:font-size-asian="12pt" style:font-size-complex="12pt" fo:language="en" fo:country="US" style:language-asian="en" style:country-asian="IE"/>
    </style:style>
    <style:style style:name="TableCell95" style:family="table-cell">
      <style:table-cell-properties fo:border="0.0104in solid #909090" style:writing-mode="lr-tb" fo:padding-top="0.0312in" fo:padding-left="0in" fo:padding-bottom="0.0312in" fo:padding-right="0in"/>
    </style:style>
    <style:style style:name="P96" style:parent-style-name="Normal" style:family="paragraph">
      <style:paragraph-properties style:vertical-align="baseline" fo:margin-bottom="0in" fo:line-height="150%"/>
    </style:style>
    <style:style style:name="T97" style:parent-style-name="Standardskriftforavsnitt" style:family="text">
      <style:text-properties style:font-name-asian="Times New Roman" style:font-name-complex="Calibri" fo:font-size="12pt" style:font-size-asian="12pt" style:font-size-complex="12pt" style:text-underline-type="single" style:text-underline-style="solid" style:text-underline-width="auto" style:text-underline-mode="continuous" fo:language="en" fo:country="US" style:language-asian="en" style:country-asian="IE"/>
    </style:style>
    <style:style style:name="T98" style:parent-style-name="Standardskriftforavsnitt" style:family="text">
      <style:text-properties style:font-name-asian="Times New Roman" style:font-name-complex="Calibri" fo:font-size="12pt" style:font-size-asian="12pt" style:font-size-complex="12pt" fo:language="en" fo:country="US" style:language-asian="en" style:country-asian="IE"/>
    </style:style>
    <style:style style:name="TableRow99" style:family="table-row">
      <style:table-row-properties/>
    </style:style>
    <style:style style:name="TableCell100" style:family="table-cell">
      <style:table-cell-properties fo:border="0.0104in solid #909090" style:writing-mode="lr-tb" fo:padding-top="0.0312in" fo:padding-left="0in" fo:padding-bottom="0.0312in" fo:padding-right="0in"/>
    </style:style>
    <style:style style:name="P101" style:parent-style-name="Normal" style:family="paragraph">
      <style:paragraph-properties style:vertical-align="baseline" fo:margin-bottom="0in" fo:line-height="150%"/>
      <style:text-properties style:font-name-asian="Times New Roman" style:font-name-complex="Calibri" fo:font-size="12pt" style:font-size-asian="12pt" style:font-size-complex="12pt" fo:language="en" fo:country="US" style:language-asian="en" style:country-asian="IE"/>
    </style:style>
    <style:style style:name="TableCell102" style:family="table-cell">
      <style:table-cell-properties fo:border="0.0104in solid #909090" style:writing-mode="lr-tb" fo:padding-top="0.0312in" fo:padding-left="0in" fo:padding-bottom="0.0312in" fo:padding-right="0in"/>
    </style:style>
    <style:style style:name="P103" style:parent-style-name="Normal" style:family="paragraph">
      <style:paragraph-properties style:vertical-align="baseline" fo:margin-bottom="0in" fo:line-height="150%"/>
    </style:style>
    <style:style style:name="T104" style:parent-style-name="Standardskriftforavsnitt" style:family="text">
      <style:text-properties style:font-name-asian="Times New Roman" style:font-name-complex="Calibri" fo:font-size="12pt" style:font-size-asian="12pt" style:font-size-complex="12pt" style:text-underline-type="single" style:text-underline-style="solid" style:text-underline-width="auto" style:text-underline-mode="continuous" fo:language="en" fo:country="US" style:language-asian="en" style:country-asian="IE"/>
    </style:style>
    <style:style style:name="T105" style:parent-style-name="Standardskriftforavsnitt" style:family="text">
      <style:text-properties style:font-name-asian="Times New Roman" style:font-name-complex="Calibri" fo:font-size="12pt" style:font-size-asian="12pt" style:font-size-complex="12pt" fo:language="en" fo:country="US" style:language-asian="en" style:country-asian="IE"/>
    </style:style>
    <style:style style:name="P106" style:parent-style-name="Normal" style:family="paragraph">
      <style:paragraph-properties style:vertical-align="baseline" fo:margin-bottom="0in" fo:line-height="150%"/>
    </style:style>
    <style:style style:name="T107" style:parent-style-name="Standardskriftforavsnitt" style:family="text">
      <style:text-properties style:font-name-asian="Times New Roman" style:font-name-complex="Calibri" fo:font-size="14pt" style:font-size-asian="14pt" style:font-size-complex="14pt" fo:language="en" fo:country="US" style:language-asian="en" style:country-asian="IE"/>
    </style:style>
    <style:style style:name="P108" style:parent-style-name="Normal" style:family="paragraph">
      <style:paragraph-properties style:vertical-align="baseline" fo:margin-bottom="0in" fo:line-height="150%"/>
    </style:style>
    <style:style style:name="T109" style:parent-style-name="Standardskriftforavsnitt" style:family="text">
      <style:text-properties style:font-name-asian="Times New Roman" style:font-name-complex="Calibri" fo:font-weight="bold" style:font-weight-asian="bold" style:font-weight-complex="bold" fo:font-size="14pt" style:font-size-asian="14pt" style:font-size-complex="14pt" fo:language="en" fo:country="US" style:language-asian="en" style:country-asian="IE"/>
    </style:style>
    <style:style style:name="T110" style:parent-style-name="Standardskriftforavsnitt" style:family="text">
      <style:text-properties style:font-name-asian="Times New Roman" style:font-name-complex="Calibri" fo:language="en" fo:country="US" style:language-asian="en" style:country-asian="IE"/>
    </style:style>
    <style:style style:name="T111" style:parent-style-name="Standardskriftforavsnitt" style:family="text">
      <style:text-properties style:font-name-asian="Times New Roman" style:font-name-complex="Calibri" fo:font-size="14pt" style:font-size-asian="14pt" style:font-size-complex="14pt" fo:language="en" fo:country="US" style:language-asian="en" style:country-asian="IE"/>
    </style:style>
    <style:style style:name="P112" style:parent-style-name="Normal" style:family="paragraph">
      <style:paragraph-properties style:vertical-align="baseline" fo:margin-bottom="0in" fo:line-height="150%"/>
    </style:style>
    <style:style style:name="T113" style:parent-style-name="Standardskriftforavsnitt" style:family="text">
      <style:text-properties style:font-name-asian="Times New Roman" style:font-name-complex="Calibri" fo:font-size="14pt" style:font-size-asian="14pt" style:font-size-complex="14pt" fo:language="en" fo:country="US" style:language-asian="en" style:country-asian="IE"/>
    </style:style>
    <style:style style:name="P114" style:parent-style-name="Normal" style:family="paragraph">
      <style:paragraph-properties style:vertical-align="baseline" fo:margin-bottom="0in" fo:line-height="150%"/>
    </style:style>
    <style:style style:name="T115" style:parent-style-name="Standardskriftforavsnitt" style:family="text">
      <style:text-properties style:font-name-asian="Times New Roman" style:font-name-complex="Calibri" fo:font-size="14pt" style:font-size-asian="14pt" style:font-size-complex="14pt" fo:language="en" fo:country="US" style:language-asian="en" style:country-asian="IE"/>
    </style:style>
    <style:style style:name="P116" style:parent-style-name="Normal" style:family="paragraph">
      <style:paragraph-properties style:vertical-align="baseline" fo:margin-bottom="0in" fo:line-height="150%"/>
    </style:style>
    <style:style style:name="T117" style:parent-style-name="Standardskriftforavsnitt" style:family="text">
      <style:text-properties style:font-name-asian="Times New Roman" style:font-name-complex="Calibri" fo:language="en" fo:country="US" style:language-asian="en" style:country-asian="IE"/>
    </style:style>
    <style:style style:name="P118" style:parent-style-name="Normal" style:list-style-name="LFO1" style:family="paragraph">
      <style:paragraph-properties style:vertical-align="baseline" fo:margin-bottom="0in" fo:line-height="150%" fo:margin-left="0.75in">
        <style:tab-stops>
          <style:tab-stop style:type="left" style:position="-0.25in"/>
        </style:tab-stops>
      </style:paragraph-properties>
      <style:text-properties style:font-name-asian="Times New Roman" style:font-name-complex="Calibri" fo:font-size="12pt" style:font-size-asian="12pt" style:font-size-complex="12pt" fo:language="en" fo:country="US" style:language-asian="en" style:country-asian="IE"/>
    </style:style>
    <style:style style:name="P119" style:parent-style-name="Normal" style:list-style-name="LFO1" style:family="paragraph">
      <style:paragraph-properties style:vertical-align="baseline" fo:margin-bottom="0in" fo:line-height="150%" fo:margin-left="0.75in">
        <style:tab-stops>
          <style:tab-stop style:type="left" style:position="-0.25in"/>
        </style:tab-stops>
      </style:paragraph-properties>
      <style:text-properties style:font-name-asian="Times New Roman" style:font-name-complex="Calibri" fo:font-size="12pt" style:font-size-asian="12pt" style:font-size-complex="12pt" fo:language="en" fo:country="US" style:language-asian="en" style:country-asian="IE"/>
    </style:style>
    <style:style style:name="P120" style:parent-style-name="Normal" style:list-style-name="LFO1" style:family="paragraph">
      <style:paragraph-properties style:vertical-align="baseline" fo:margin-bottom="0in" fo:line-height="150%" fo:margin-left="0.75in">
        <style:tab-stops>
          <style:tab-stop style:type="left" style:position="-0.25in"/>
        </style:tab-stops>
      </style:paragraph-properties>
      <style:text-properties style:font-name-asian="Times New Roman" style:font-name-complex="Calibri" fo:font-size="12pt" style:font-size-asian="12pt" style:font-size-complex="12pt" fo:language="en" fo:country="US" style:language-asian="en" style:country-asian="IE"/>
    </style:style>
    <style:style style:name="P121" style:parent-style-name="Normal" style:family="paragraph">
      <style:paragraph-properties style:vertical-align="baseline" fo:margin-bottom="0in" fo:line-height="150%"/>
    </style:style>
    <style:style style:name="T122" style:parent-style-name="Standardskriftforavsnitt" style:family="text">
      <style:text-properties style:font-name-asian="Times New Roman" style:font-name-complex="Calibri" fo:language="en" fo:country="US" style:language-asian="en" style:country-asian="IE"/>
    </style:style>
    <style:style style:name="P123" style:parent-style-name="Normal" style:list-style-name="LFO2" style:family="paragraph">
      <style:paragraph-properties style:vertical-align="baseline" fo:margin-bottom="0in" fo:line-height="150%" fo:margin-left="0.75in">
        <style:tab-stops>
          <style:tab-stop style:type="left" style:position="-0.25in"/>
        </style:tab-stops>
      </style:paragraph-properties>
      <style:text-properties style:font-name-asian="Times New Roman" style:font-name-complex="Calibri" fo:font-size="12pt" style:font-size-asian="12pt" style:font-size-complex="12pt" fo:language="en" fo:country="US" style:language-asian="en" style:country-asian="IE"/>
    </style:style>
    <style:style style:name="P124" style:parent-style-name="Normal" style:list-style-name="LFO2" style:family="paragraph">
      <style:paragraph-properties style:vertical-align="baseline" fo:margin-bottom="0in" fo:line-height="150%" fo:margin-left="0.75in">
        <style:tab-stops>
          <style:tab-stop style:type="left" style:position="-0.25in"/>
        </style:tab-stops>
      </style:paragraph-properties>
      <style:text-properties style:font-name-asian="Times New Roman" style:font-name-complex="Calibri" fo:font-size="12pt" style:font-size-asian="12pt" style:font-size-complex="12pt" fo:language="en" fo:country="US" style:language-asian="en" style:country-asian="IE"/>
    </style:style>
    <style:style style:name="P125" style:parent-style-name="Normal" style:list-style-name="LFO2" style:family="paragraph">
      <style:paragraph-properties style:vertical-align="baseline" fo:margin-bottom="0in" fo:line-height="150%" fo:margin-left="0.75in">
        <style:tab-stops>
          <style:tab-stop style:type="left" style:position="-0.25in"/>
        </style:tab-stops>
      </style:paragraph-properties>
      <style:text-properties style:font-name-asian="Times New Roman" style:font-name-complex="Calibri" fo:font-size="12pt" style:font-size-asian="12pt" style:font-size-complex="12pt" fo:language="en" fo:country="US" style:language-asian="en" style:country-asian="IE"/>
    </style:style>
    <style:style style:name="T126" style:parent-style-name="Standardskriftforavsnitt" style:family="text">
      <style:text-properties style:font-name="Calibri" style:font-name-asian="Times New Roman" style:font-name-complex="Calibri" fo:font-size="12pt" style:font-size-asian="12pt" style:font-size-complex="12pt" style:language-asian="en" style:country-asian="IE"/>
    </style:style>
    <style:style style:name="T127" style:parent-style-name="Standardskriftforavsnitt" style:family="text">
      <style:text-properties fo:font-size="20pt" style:font-size-asian="20pt" style:font-size-complex="20pt"/>
    </style:style>
    <style:style style:name="P128" style:parent-style-name="Normal" style:family="paragraph">
      <style:paragraph-properties fo:line-height="150%"/>
    </style:style>
    <style:style style:name="T129" style:parent-style-name="normaltextrun" style:family="text">
      <style:text-properties style:font-name="Calibri" style:font-name-complex="Calibri" fo:font-size="12pt" style:font-size-asian="12pt" style:font-size-complex="12pt" fo:background-color="#FFFFFF" fo:language="en" fo:country="US"/>
    </style:style>
    <style:style style:name="T130" style:parent-style-name="normaltextrun" style:family="text">
      <style:text-properties style:font-name="Calibri" style:font-name-complex="Calibri" fo:font-size="12pt" style:font-size-asian="12pt" style:font-size-complex="12pt" fo:background-color="#FFFFFF"/>
    </style:style>
    <style:style style:name="T131" style:parent-style-name="normaltextrun" style:family="text">
      <style:text-properties style:font-name="Calibri" style:font-name-complex="Calibri" fo:font-size="12pt" style:font-size-asian="12pt" style:font-size-complex="12pt" fo:background-color="#FFFFFF" fo:language="en" fo:country="US"/>
    </style:style>
    <style:style style:name="T132" style:parent-style-name="eop" style:family="text">
      <style:text-properties style:font-name="Calibri" style:font-name-complex="Calibri" fo:font-size="12pt" style:font-size-asian="12pt" style:font-size-complex="12pt" fo:background-color="#FFFFFF"/>
    </style:style>
    <style:style style:name="P133" style:parent-style-name="Normal" style:family="paragraph">
      <style:paragraph-properties fo:line-height="150%"/>
    </style:style>
    <style:style style:name="T134" style:parent-style-name="normaltextrun" style:family="text">
      <style:text-properties style:font-name="Calibri" style:font-name-complex="Calibri" fo:font-size="12pt" style:font-size-asian="12pt" style:font-size-complex="12pt" fo:background-color="#FFFFFF" fo:language="en" fo:country="US"/>
    </style:style>
    <style:style style:name="T135" style:parent-style-name="eop" style:family="text">
      <style:text-properties style:font-name="Calibri" style:font-name-complex="Calibri" fo:font-size="12pt" style:font-size-asian="12pt" style:font-size-complex="12pt" fo:background-color="#FFFFFF"/>
    </style:style>
    <style:style style:name="T136" style:parent-style-name="Standardskriftforavsnitt" style:family="text">
      <style:text-properties fo:font-size="12pt" style:font-size-asian="12pt" style:font-size-complex="12pt"/>
    </style:style>
    <style:style style:name="P137" style:parent-style-name="Normal" style:family="paragraph">
      <style:paragraph-properties fo:line-height="150%"/>
    </style:style>
    <style:style style:name="T138" style:parent-style-name="normaltextrun" style:family="text">
      <style:text-properties style:font-name="Calibri" style:font-name-complex="Calibri" fo:font-size="12pt" style:font-size-asian="12pt" style:font-size-complex="12pt" fo:background-color="#FFFFFF" fo:language="en" fo:country="US"/>
    </style:style>
    <style:style style:name="T139" style:parent-style-name="eop" style:family="text">
      <style:text-properties style:font-name="Calibri" style:font-name-complex="Calibri" fo:font-size="12pt" style:font-size-asian="12pt" style:font-size-complex="12pt" fo:background-color="#FFFFFF"/>
    </style:style>
    <style:style style:name="P140" style:parent-style-name="Normal" style:family="paragraph">
      <style:paragraph-properties fo:line-height="150%"/>
      <style:text-properties fo:font-size="12pt" style:font-size-asian="12pt" style:font-size-complex="12pt"/>
    </style:style>
    <style:style style:name="P141" style:parent-style-name="Normal" style:family="paragraph">
      <style:paragraph-properties fo:line-height="150%"/>
      <style:text-properties fo:font-size="12pt" style:font-size-asian="12pt" style:font-size-complex="12pt"/>
    </style:style>
    <style:style style:name="P142" style:parent-style-name="Normal" style:family="paragraph">
      <style:paragraph-properties style:vertical-align="baseline" fo:margin-bottom="0in" fo:line-height="150%"/>
    </style:style>
    <style:style style:name="T143" style:parent-style-name="normaltextrun" style:family="text">
      <style:text-properties style:font-name="Calibri" style:font-name-complex="Calibri" fo:font-size="12pt" style:font-size-asian="12pt" style:font-size-complex="12pt" fo:background-color="#FFFFFF" fo:language="en" fo:country="US"/>
    </style:style>
    <style:style style:name="T144" style:parent-style-name="normaltextrun" style:family="text">
      <style:text-properties style:font-name="Calibri" style:font-name-complex="Calibri" fo:font-size="12pt" style:font-size-asian="12pt" style:font-size-complex="12pt" fo:background-color="#FFFFFF"/>
    </style:style>
    <style:style style:name="T145" style:parent-style-name="normaltextrun" style:family="text">
      <style:text-properties style:font-name="Calibri" style:font-name-complex="Calibri" fo:font-size="12pt" style:font-size-asian="12pt" style:font-size-complex="12pt" fo:background-color="#FFFFFF" fo:language="en" fo:country="US"/>
    </style:style>
    <style:style style:name="T146" style:parent-style-name="normaltextrun" style:family="text">
      <style:text-properties style:font-name="Calibri" style:font-name-complex="Calibri" fo:font-size="12pt" style:font-size-asian="12pt" style:font-size-complex="12pt" fo:background-color="#FFFFFF" fo:language="en" fo:country="US"/>
    </style:style>
    <style:style style:name="T147" style:parent-style-name="normaltextrun" style:family="text">
      <style:text-properties style:font-name="Calibri" style:font-name-complex="Calibri" fo:font-size="12pt" style:font-size-asian="12pt" style:font-size-complex="12pt" fo:background-color="#FFFFFF" fo:language="en" fo:country="US"/>
    </style:style>
    <style:style style:name="P148" style:parent-style-name="Normal" style:family="paragraph">
      <style:paragraph-properties style:vertical-align="baseline" fo:margin-bottom="0in" fo:line-height="150%"/>
    </style:style>
    <style:style style:name="P149" style:parent-style-name="Normal" style:family="paragraph">
      <style:paragraph-properties style:vertical-align="baseline" fo:margin-bottom="0in" fo:line-height="150%"/>
    </style:style>
    <style:style style:name="T150" style:parent-style-name="normaltextrun" style:family="text">
      <style:text-properties style:font-name="Calibri" style:font-name-complex="Calibri" fo:font-size="12pt" style:font-size-asian="12pt" style:font-size-complex="12pt" fo:background-color="#FFFFFF" fo:language="en" fo:country="US"/>
    </style:style>
    <style:style style:name="T151" style:parent-style-name="normaltextrun" style:family="text">
      <style:text-properties style:font-name="Calibri" style:font-name-complex="Calibri" fo:font-size="12pt" style:font-size-asian="12pt" style:font-size-complex="12pt" fo:background-color="#FFFFFF" fo:language="en" fo:country="US"/>
    </style:style>
    <style:style style:name="P152" style:parent-style-name="Normal" style:family="paragraph">
      <style:paragraph-properties style:vertical-align="baseline" fo:margin-bottom="0in" fo:line-height="150%"/>
    </style:style>
    <style:style style:name="T153" style:parent-style-name="normaltextrun" style:family="text">
      <style:text-properties style:font-name="Calibri" style:font-name-complex="Calibri" fo:font-size="12pt" style:font-size-asian="12pt" style:font-size-complex="12pt" fo:background-color="#FFFFFF" fo:language="en" fo:country="US"/>
    </style:style>
    <style:style style:name="P154" style:parent-style-name="Normal" style:family="paragraph">
      <style:paragraph-properties style:vertical-align="baseline" fo:line-height="150%"/>
    </style:style>
    <style:style style:name="T155" style:parent-style-name="normaltextrun" style:family="text">
      <style:text-properties style:font-name="Calibri" style:font-name-complex="Calibri" fo:font-size="12pt" style:font-size-asian="12pt" style:font-size-complex="12pt" fo:background-color="#FFFFFF" fo:language="en" fo:country="US"/>
    </style:style>
    <style:style style:name="T156" style:parent-style-name="normaltextrun" style:family="text">
      <style:text-properties style:font-name="Calibri" style:font-name-complex="Calibri" fo:font-size="12pt" style:font-size-asian="12pt" style:font-size-complex="12pt" fo:background-color="#FFFFFF" fo:language="en" fo:country="US"/>
    </style:style>
    <style:style style:name="T157" style:parent-style-name="normaltextrun" style:family="text">
      <style:text-properties style:font-name="Calibri" style:font-name-complex="Calibri" fo:font-size="12pt" style:font-size-asian="12pt" style:font-size-complex="12pt" fo:background-color="#FFFFFF" fo:language="en" fo:country="US"/>
    </style:style>
    <style:style style:name="P158" style:parent-style-name="Normal" style:family="paragraph">
      <style:paragraph-properties fo:line-height="150%"/>
      <style:text-properties fo:font-size="12pt" style:font-size-asian="12pt" style:font-size-complex="12pt"/>
    </style:style>
    <style:style style:name="P159" style:parent-style-name="Normal" style:family="paragraph">
      <style:paragraph-properties fo:line-height="150%"/>
      <style:text-properties fo:font-size="12pt" style:font-size-asian="12pt" style:font-size-complex="12pt"/>
    </style:style>
    <style:style style:name="P160" style:parent-style-name="Normal" style:family="paragraph">
      <style:paragraph-properties style:vertical-align="baseline" fo:margin-bottom="0in" fo:line-height="150%"/>
      <style:text-properties style:font-name-asian="Times New Roman" style:font-name-complex="Calibri" fo:font-size="9pt" style:font-size-asian="9pt" style:font-size-complex="9pt" style:language-asian="en" style:country-asian="IE"/>
    </style:style>
    <style:style style:name="P161" style:parent-style-name="Normal" style:family="paragraph">
      <style:paragraph-properties fo:line-height="150%"/>
      <style:text-properties style:font-name-complex="Calibri" fo:language="en" fo:country="US"/>
    </style:style>
  </office:automatic-styles>
  <office:body>
    <office:text text:use-soft-page-breaks="true">
      <text:p text:style-name="P1"><text:span text:style-name="T2"> </text:span></text:p>
      <text:h text:style-name="Overskrift1" text:outline-level="1"><text:span text:style-name="T3">Feasibility Study Worksheet</text:span><text:span text:style-name="T4"> </text:span></text:h>
      <text:p text:style-name="P5"><text:span text:style-name="T6">Step 1 – Idea Exploration, Identification and Assessment</text:span><text:span text:style-name="T7"> </text:span></text:p>
      <text:p text:style-name="P8"><text:span text:style-name="T9">Describe the business idea or concept </text:span><text:span text:style-name="T10">(</text:span><text:span text:style-name="T11">filling an unmet need in the marketplace with a new product or service, providing an existing product/service in a new form, delivering a product/service better or cheaper than competitors, etc.) </text:span></text:p>
      <text:p text:style-name="P12"><text:span text:style-name="T13">A Climate Change information website.  Recommending brands based on how environmentally friendly their production is. Points will be distributed, to the brands, in accordance with pre-created criteria.</text:span><text:span text:style-name="T14"> </text:span></text:p>
      <text:p text:style-name="P15"><text:span text:style-name="T16"> </text:span></text:p>
      <text:p text:style-name="P17"><text:span text:style-name="T18">What is the “pain” that is being ‘cured’ with this product or service? </text:span><text:span text:style-name="T19">(A</text:span><text:span text:style-name="T20">n idea is only viable, if people are willing to pay /download or use what it provides) </text:span></text:p>
      <text:p text:style-name="P21"><text:span text:style-name="T22">People that recognize the climate crisis, care for animals’ safety and human/workers' rights. People that want to purchase products that does little harm to the planet. Due to this vast market, it is difficult to find reliable sources that talk about how brands really handle these issues. Which causes more frustration towards people that only want the best for our planet.  </text:span></text:p>
      <text:p text:style-name="P23"><text:span text:style-name="T24"> </text:span></text:p>
      <text:p text:style-name="P25"><text:span text:style-name="T26">What are the features and benefits of the product(s) or service?  </text:span></text:p>
      <text:p text:style-name="P27"><text:span text:style-name="T28">Comparing brands and giving an in-depth analysis on which departments they are donning well and what needs to be improved.  </text:span></text:p>
      <text:p text:style-name="P29"><text:span text:style-name="T30"> </text:span></text:p>
      <text:p text:style-name="P31"><text:span text:style-name="T32">What is the Business Model?  </text:span><text:span text:style-name="T33">(How will the business make money?) </text:span></text:p>
      <text:p text:style-name="P34"><text:span text:style-name="T35">This website will gain profit though user subscription. Information on a few brands will only be visible to subscribed members.  </text:span></text:p>
      <text:p text:style-name="P36"><text:span text:style-name="T37"> </text:span></text:p>
      <text:p text:style-name="P38"><text:span text:style-name="T39">What is the Unique Selling Proposition? </text:span><text:span text:style-name="T40">(Why will the market buy from this business? More value? Better? Unique? Lower</text:span><text:span text:style-name="T41"> </text:span><text:span text:style-name="T42">cost? Quality? Unique? Faster? ) </text:span></text:p>
      <text:soft-page-break/>
      <text:p text:style-name="P43"><text:span text:style-name="T44">This website will conduct better quality research and will therefore be more reliable than the top 10 websites that one can find everywhere. These websites use the<text:s/></text:span><text:span text:style-name="T45">reporter’s</text:span><text:span text:style-name="T46"><text:s/>own opinion on the brand, with criteria that are either bad or not given to the users.     </text:span></text:p>
      <text:p text:style-name="P47"><text:span text:style-name="T48"> </text:span></text:p>
      <text:p text:style-name="P49"><text:span text:style-name="T50">Step 2 – Determine Markets </text:span><text:span text:style-name="T51">(Who will buy the product? Are there enough customers?) </text:span></text:p>
      <text:p text:style-name="P52"><text:span text:style-name="T53">Who are the target Markets for the Products or Services: </text:span><text:span text:style-name="T54">(Who will buy the product or service? How often? Why will they buy it? Is the market big enough to sustain this product?) </text:span></text:p>
      <text:p text:style-name="P55"><text:span text:style-name="T56">Our customers are people who care for our planet and find climate change, animal rights and human/workers' right important. Additionally, customers that earn enough to take this to account.  </text:span></text:p>
      <text:p text:style-name="P57"><text:span text:style-name="T58">The is a growing interest among users to perches products that impact the climate less. This can be seen in supermarkets that advertise local product. Clothing brands creating categories for articles of clothing produced ecologically. These customers, who are investing in creating a more sustainable life, will have to pay a monthly prescription to be able to view all the content on our website.   </text:span></text:p>
      <text:p text:style-name="P59"><text:span text:style-name="T60"> </text:span></text:p>
      <text:p text:style-name="P61"><text:span text:style-name="T62">What competitors are in the same space? (</text:span><text:span text:style-name="T63">Who are the main competitors? What other similar products are in the market? What are the strengths &amp; weaknesses of competitors? What are their features?) </text:span></text:p>
      <text:p text:style-name="P64"><text:span text:style-name="T65">Our competitor are websites like The Good Trade (</text:span><text:a xlink:href="https://www.thegoodtrade.com/features/eco-friendly-clothing-brands" office:target-frame-name="_blank" xlink:show="new"><text:span text:style-name="T66">https://www.thegoodtrade.com/features/eco-friendly-clothing-brands</text:span></text:a><text:span text:style-name="T67">). These websites do a collection of top 10 products based on their own criteria. It is easy to see that they mostly want money by making the users click on the link and by the product. Which makes them less reliable.  </text:span></text:p>
      <text:p text:style-name="P68"/>
      <text:p text:style-name="P69">They simply list the brands sustainable practices. However, they don't state to what degree they conduct these practices. Additionally, it is important to mention what arias these brands need to improve in. This is important to create a more rounded view of the individual brands.   <text:s/></text:p>
      <text:p text:style-name="P70"><text:span text:style-name="T71">  </text:span></text:p>
      <text:soft-page-break/>
      <text:p text:style-name="P72"><text:span text:style-name="T73">However, Ethicalconsumer (</text:span><text:a xlink:href="https://www.ethicalconsumer.org/" office:target-frame-name="_blank" xlink:show="new"><text:span text:style-name="T74">https://www.ethicalconsumer.org/</text:span></text:a><text:span text:style-name="T75">) conducts a thorough analysis of different brands. Additionally, they justify the criteria they used whilst analyzing the brands. However, their website is not as appealing as it could be. The color choice is bland, but consistent. A few of the background images makes it difficult to read the text. Lastly, the size of the text boxes is inconsistent.     </text:span></text:p>
      <text:p text:style-name="P76"><text:span text:style-name="T77"> </text:span></text:p>
      <text:p text:style-name="P78"><text:span text:style-name="T79">What area does the product or service focus on?  A Market Segment or Niche? </text:span></text:p>
      <text:p text:style-name="P80"><text:span text:style-name="T81">Our website will focus on providing information to eco conscious customers. </text:span></text:p>
      <text:p text:style-name="P82"><text:span text:style-name="T83"> </text:span></text:p>
      <text:p text:style-name="P84"><text:span text:style-name="T85">What strategies do you use to compete in the market?  </text:span><text:span text:style-name="T86">(Cost leader, Best price, Focused Differentiator)   </text:span></text:p>
      <text:p text:style-name="P87"><text:span text:style-name="T88"> </text:span></text:p>
      <table:table table:style-name="Table89">
        <table:table-columns>
          <table:table-column table:style-name="TableColumn90"/>
          <table:table-column table:style-name="TableColumn91"/>
        </table:table-columns>
        <table:table-row table:style-name="TableRow92">
          <table:table-cell table:style-name="TableCell93">
            <text:p text:style-name="P94">1. </text:p>
          </table:table-cell>
          <table:table-cell table:style-name="TableCell95">
            <text:p text:style-name="P96"><text:span text:style-name="T97">Quality Research</text:span><text:span text:style-name="T98"> </text:span></text:p>
          </table:table-cell>
        </table:table-row>
        <table:table-row table:style-name="TableRow99">
          <table:table-cell table:style-name="TableCell100">
            <text:p text:style-name="P101">2. </text:p>
          </table:table-cell>
          <table:table-cell table:style-name="TableCell102">
            <text:p text:style-name="P103"><text:span text:style-name="T104">Reliable</text:span><text:span text:style-name="T105"> </text:span></text:p>
          </table:table-cell>
        </table:table-row>
      </table:table>
      <text:p text:style-name="P106"><text:span text:style-name="T107"> </text:span></text:p>
      <text:p text:style-name="P108"><text:span text:style-name="T109">STEP 3 - Identify Weaknesses/Threats </text:span><text:span text:style-name="T110">(Consider any potential issues that may jeopardize the venture</text:span><text:span text:style-name="T111">) </text:span></text:p>
      <text:p text:style-name="P112"><text:span text:style-name="T113">The Feasibility Study completed allows you to make an informed evaluation about the business idea. </text:span></text:p>
      <text:p text:style-name="P114"><text:span text:style-name="T115">• Weight up the Pros and Cons of the product.  Is this a good business innovation? </text:span></text:p>
      <text:p text:style-name="P116"><text:span text:style-name="T117">Pros  </text:span></text:p>
      <text:list text:style-name="LFO1" text:continue-numbering="true">
        <text:list-item>
          <text:p text:style-name="P118">Useful for customers to live a more sustainable life </text:p>
        </text:list-item>
        <text:list-item>
          <text:p text:style-name="P119">Loyal customer base </text:p>
        </text:list-item>
        <text:list-item>
          <text:p text:style-name="P120">Would need users to subject brands to analysis.   </text:p>
        </text:list-item>
      </text:list>
      <text:p text:style-name="P121"><text:span text:style-name="T122">Cons  </text:span></text:p>
      <text:list text:style-name="LFO2" text:continue-numbering="true">
        <text:list-item>
          <text:p text:style-name="P123">Difficult to have a consistent flow of customers of a long period of time  </text:p>
        </text:list-item>
        <text:list-item>
          <text:p text:style-name="P124">Must create new information on brands to keep customers engaged  </text:p>
        </text:list-item>
        <text:list-item>
          <text:p text:style-name="P125">Must start the website with a big enough database of brands </text:p>
        </text:list-item>
      </text:list>
      <text:soft-page-break/>
      <text:h text:style-name="Overskrift1" text:outline-level="1"><text:span text:style-name="T126"> </text:span><text:bookmark-start text:name="_Toc94698844"/><text:span text:style-name="T127">Business Concept</text:span><text:bookmark-end text:name="_Toc94698844"/></text:h>
      <text:h text:style-name="Overskrift2" text:outline-level="2"><text:bookmark-start text:name="_Toc94698845"/>Business Idea<text:bookmark-end text:name="_Toc94698845"/></text:h>
      <text:p text:style-name="P128"><text:span text:style-name="T129">A Climate Change information website.  Recommending brands based on how environmentally friendly their production is. Points will be distributed, to the brands, in accordance<text:s/></text:span><text:span text:style-name="T130">with</text:span><text:span text:style-name="T131"><text:s/>pre-created criteria.</text:span><text:span text:style-name="T132"> </text:span></text:p>
      <text:h text:style-name="Overskrift2" text:outline-level="2"><text:bookmark-start text:name="_Toc94698846"/>Business model<text:bookmark-end text:name="_Toc94698846"/><text:s/></text:h>
      <text:p text:style-name="P133"><text:span text:style-name="T134">This website will gain profit though user subscription. Information on a few brands will only be visible to subscribed members. </text:span><text:span text:style-name="T135"> </text:span><text:span text:style-name="T136"><text:s/></text:span></text:p>
      <text:h text:style-name="Overskrift2" text:outline-level="2"><text:bookmark-start text:name="_Toc94698847"/>Market Research<text:bookmark-end text:name="_Toc94698847"/></text:h>
      <text:p text:style-name="P137"><text:span text:style-name="T138">Our customers are people who care for our planet and find climate change, animal rights and human/workers' right important. Additionally, customers that earn enough to take this to account. </text:span><text:span text:style-name="T139"> </text:span></text:p>
      <text:h text:style-name="Overskrift2" text:outline-level="2"><text:bookmark-start text:name="_Toc94698848"/>Marketing/Advertising<text:bookmark-end text:name="_Toc94698848"/></text:h>
      <text:p text:style-name="P140">Making the website know future users. The early stages of the getting the website known to the users will have to be done by indulge in sponsorships. Getting the name out into the world is important, but to get users to stay. The website would have to have a big database of reports on brands already created.<text:s/></text:p>
      <text:h text:style-name="Overskrift2" text:outline-level="2"><text:bookmark-start text:name="_Toc94698849"/>Suppliers<text:bookmark-end text:name="_Toc94698849"/></text:h>
      <text:p text:style-name="P141">The employees will conduct reports on different brands.<text:s/></text:p>
      <text:h text:style-name="Overskrift2" text:outline-level="2"><text:bookmark-start text:name="_Toc94698850"/>Competitors<text:bookmark-end text:name="_Toc94698850"/></text:h>
      <text:p text:style-name="P142"><text:span text:style-name="T143">Our competitor are </text:span><text:span text:style-name="T144">websites</text:span><text:span text:style-name="T145"> like The Good Trade (</text:span><text:a xlink:href="https://www.thegoodtrade.com/features/eco-friendly-clothing-brands" office:target-frame-name="_blank" xlink:show="new"><text:span text:style-name="T146">https://www.thegoodtrade.com/features/eco-friendly-clothing-brands</text:span></text:a><text:span text:style-name="T147">). These websites do a collection of top 10 products based on their own criteria. It is easy to see that they mostly want money by making the users click on the link and by the product. Which makes them less reliable.  </text:span></text:p>
      <text:p text:style-name="P148"/>
      <text:p text:style-name="P149"><text:span text:style-name="T150">They simply list the brands sustainable practices. However, they don't state to what degree they conduct these practices. Additionally, it is important to mention what arias these<text:s/></text:span><text:soft-page-break/><text:span text:style-name="T151">brands need to improve in. This is important to create a more rounded view of the individual brands.   <text:s/></text:span></text:p>
      <text:p text:style-name="P152"><text:span text:style-name="T153">  </text:span></text:p>
      <text:p text:style-name="P154"><text:span text:style-name="T155">However, Ethicalconsumer (</text:span><text:a xlink:href="https://www.ethicalconsumer.org/" office:target-frame-name="_blank" xlink:show="new"><text:span text:style-name="T156">https://www.ethicalconsumer.org/</text:span></text:a><text:span text:style-name="T157">) conducts a thorough analysis of different brands. Additionally, they justify the criteria they used whilst analyzing the brands. However, their website is not as appealing as it could be. The color choice is bland, but consistent. A few of the background images makes it difficult to read the text. Lastly, the size of the text boxes is inconsistent.     </text:span></text:p>
      <text:h text:style-name="Overskrift2" text:outline-level="2"><text:bookmark-start text:name="_Toc94698851"/>Employees<text:bookmark-end text:name="_Toc94698851"/></text:h>
      <text:p text:style-name="P158">The website would require enough employees to conduct research on the brands that the users would benefit from. Additionally, brands that the users would like to be informed about. Also, I would require employees to maintain the website and handle user feedback.<text:s/></text:p>
      <text:h text:style-name="Overskrift2" text:outline-level="2"><text:bookmark-start text:name="_Toc94698852"/>Environmental Impact<text:bookmark-end text:name="_Toc94698852"/></text:h>
      <text:p text:style-name="P159">Making our customer aware of the quantity of C02 products can emits and lead them to buy goods that affect our planet less will only benefit us and our customers. However, I will also have to take in consideration that the website itself would release C02.<text:s/></text:p>
      <text:p text:style-name="P160"/>
      <text:p text:style-name="P1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fo:line-height="150%" fo:margin-left="0.2958in">
        <style:tab-stops/>
      </style:paragraph-properties>
      <style:text-properties style:font-name="Calibri Light" style:font-name-asian="Times New Roman" style:font-name-complex="Times New Roman" fo:color="#2F5496" fo:font-size="16pt" style:font-size-asian="16pt" style:font-size-complex="16pt" fo:language="en" fo:country="US"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fo:line-height="150%" fo:margin-left="0.3937in">
        <style:tab-stops/>
      </style:paragraph-properties>
      <style:text-properties style:font-name="Calibri Light" style:font-name-asian="Times New Roman" style:font-name-complex="Times New Roman" fo:color="#2F5496" fo:font-size="13pt" style:font-size-asian="13pt" style:font-size-complex="13pt" fo:language="en" fo:country="US" fo:hyphenate="false"/>
    </style:style>
    <style:style style:name="Overskrift3" style:display-name="Overskrift 3" style:family="paragraph" style:parent-style-name="Normal" style:next-style-name="Normal" style:default-outline-level="3">
      <style:paragraph-properties fo:margin-bottom="0in" fo:line-height="150%" fo:margin-left="0.4923in">
        <style:tab-stops/>
      </style:paragraph-properties>
      <style:text-properties style:font-name="Calibri Light" style:font-name-complex="Calibri Light" fo:color="#2F5496" fo:font-size="12pt" style:font-size-asian="12pt" style:font-size-complex="12pt" fo:language="en" fo:country="US" fo:hyphenate="false"/>
    </style:style>
    <style:style style:name="Overskrift4" style:display-name="Overskrift 4" style:family="paragraph" style:parent-style-name="Normal" style:next-style-name="Normal" style:default-outline-level="4">
      <style:paragraph-properties fo:keep-with-next="always" fo:keep-together="always" fo:margin-top="0.0277in" fo:margin-bottom="0in" fo:line-height="150%"/>
      <style:text-properties style:font-name="Calibri Light" style:font-name-asian="Times New Roman" style:font-name-complex="Times New Roman" fo:font-style="italic" style:font-style-asian="italic" style:font-style-complex="italic" fo:color="#2F5496" fo:font-size="12pt" style:font-size-asian="12pt" style:font-size-complex="12pt" fo:language="en" fo:country="US" fo:hyphenate="false"/>
    </style:style>
    <style:style style:name="Overskrift5" style:display-name="Overskrift 5" style:family="paragraph" style:parent-style-name="Normal" style:next-style-name="Normal" style:default-outline-level="5">
      <style:paragraph-properties fo:keep-with-next="always" fo:keep-together="always" fo:margin-top="0.0277in" fo:margin-bottom="0in" fo:line-height="150%"/>
      <style:text-properties style:font-name="Calibri Light" style:font-name-asian="Times New Roman" style:font-name-complex="Times New Roman" fo:color="#2F5496" fo:font-size="12pt" style:font-size-asian="12pt" style:font-size-complex="12pt" fo:language="en" fo:country="US" fo:hyphenate="false"/>
    </style:style>
    <style:style style:name="Overskrift6" style:display-name="Overskrift 6" style:family="paragraph" style:parent-style-name="Normal" style:next-style-name="Normal" style:default-outline-level="6">
      <style:paragraph-properties fo:keep-with-next="always" fo:keep-together="always" fo:margin-top="0.0277in" fo:margin-bottom="0in" fo:line-height="150%"/>
      <style:text-properties style:font-name="Calibri Light" style:font-name-asian="Times New Roman" style:font-name-complex="Times New Roman" fo:color="#1F3763" fo:font-size="12pt" style:font-size-asian="12pt" style:font-size-complex="12pt" fo:language="en" fo:country="US" fo:hyphenate="false"/>
    </style:style>
    <style:style style:name="Overskrift7" style:display-name="Overskrift 7" style:family="paragraph" style:parent-style-name="Normal" style:next-style-name="Normal" style:default-outline-level="7">
      <style:paragraph-properties fo:keep-with-next="always" fo:keep-together="always" fo:margin-top="0.0277in" fo:margin-bottom="0in" fo:line-height="150%"/>
      <style:text-properties style:font-name="Calibri Light" style:font-name-asian="Times New Roman" style:font-name-complex="Times New Roman" fo:font-style="italic" style:font-style-asian="italic" style:font-style-complex="italic" fo:color="#1F3763" fo:font-size="12pt" style:font-size-asian="12pt" style:font-size-complex="12pt" fo:language="en" fo:country="US" fo:hyphenate="false"/>
    </style:style>
    <style:style style:name="Overskrift8" style:display-name="Overskrift 8" style:family="paragraph" style:parent-style-name="Normal" style:next-style-name="Normal" style:default-outline-level="8">
      <style:paragraph-properties fo:keep-with-next="always" fo:keep-together="always" fo:margin-top="0.0277in" fo:margin-bottom="0in" fo:line-height="150%"/>
      <style:text-properties style:font-name="Calibri Light" style:font-name-asian="Times New Roman" style:font-name-complex="Times New Roman" fo:color="#272727" fo:font-size="10.5pt" style:font-size-asian="10.5pt" style:font-size-complex="10.5pt" fo:language="en" fo:country="US" fo:hyphenate="false"/>
    </style:style>
    <style:style style:name="Overskrift9" style:display-name="Overskrift 9" style:family="paragraph" style:parent-style-name="Normal" style:next-style-name="Normal" style:default-outline-level="9">
      <style:paragraph-properties fo:keep-with-next="always" fo:keep-together="always" fo:margin-top="0.0277in" fo:margin-bottom="0in" fo:line-height="150%"/>
      <style:text-properties style:font-name="Calibri Light" style:font-name-asian="Times New Roman" style:font-name-complex="Times New Roman" fo:font-style="italic" style:font-style-asian="italic" style:font-style-complex="italic" fo:color="#272727" fo:font-size="10.5pt" style:font-size-asian="10.5pt" style:font-size-complex="10.5pt" fo:language="en" fo:country="US" fo:hyphenate="false"/>
    </style:style>
    <style:style style:name="Normal" style:display-name="Normal" style:family="paragraph">
      <style:text-properties fo:hyphenate="false"/>
    </style:style>
    <style:style style:name="Standardskriftforavsnitt" style:display-name="Standardskrift for avsnitt" style:family="text"/>
    <style:style style:name="paragraph" style:display-name="paragraph"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E" fo:hyphenate="false"/>
    </style:style>
    <style:style style:name="eop" style:display-name="eop" style:family="text" style:parent-style-name="Standardskriftforavsnitt"/>
    <style:style style:name="normaltextrun" style:display-name="normaltextrun" style:family="text" style:parent-style-name="Standardskriftforavsnitt"/>
    <style:style style:name="spellingerror" style:display-name="spellingerror" style:family="text" style:parent-style-name="Standardskriftforavsnitt"/>
    <style:style style:name="Tittel" style:display-name="Tittel"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telTegn" style:display-name="Tittel Tegn" style:family="text" style:parent-style-name="Standardskriftforavsnitt">
      <style:text-properties style:font-name="Calibri Light" style:font-name-asian="Times New Roman" style:font-name-complex="Times New Roman" fo:letter-spacing="-0.0069in" style:letter-kerning="true" fo:font-size="28pt" style:font-size-asian="28pt" style:font-size-complex="28pt"/>
    </style:style>
    <style:style style:name="Overskrift1Tegn" style:display-name="Overskrift 1 Tegn" style:family="text" style:parent-style-name="Standardskriftforavsnitt">
      <style:text-properties style:font-name="Calibri Light" style:font-name-asian="Times New Roman" style:font-name-complex="Times New Roman" fo:color="#2F5496" fo:font-size="16pt" style:font-size-asian="16pt" style:font-size-complex="16pt" fo:language="en" fo:country="US"/>
    </style:style>
    <style:style style:name="Overskrift2Tegn" style:display-name="Overskrift 2 Tegn" style:family="text" style:parent-style-name="Standardskriftforavsnitt">
      <style:text-properties style:font-name="Calibri Light" style:font-name-asian="Times New Roman" style:font-name-complex="Times New Roman" fo:color="#2F5496" fo:font-size="13pt" style:font-size-asian="13pt" style:font-size-complex="13pt" fo:language="en" fo:country="US"/>
    </style:style>
    <style:style style:name="Overskrift3Tegn" style:display-name="Overskrift 3 Tegn" style:family="text" style:parent-style-name="Standardskriftforavsnitt">
      <style:text-properties style:font-name="Calibri Light" style:font-name-complex="Calibri Light" fo:color="#2F5496" fo:font-size="12pt" style:font-size-asian="12pt" style:font-size-complex="12pt" fo:language="en" fo:country="US"/>
    </style:style>
    <style:style style:name="Overskrift4Tegn" style:display-name="Overskrift 4 Tegn" style:family="text" style:parent-style-name="Standardskriftforavsnitt">
      <style:text-properties style:font-name="Calibri Light" style:font-name-asian="Times New Roman" style:font-name-complex="Times New Roman" fo:font-style="italic" style:font-style-asian="italic" style:font-style-complex="italic" fo:color="#2F5496" fo:font-size="12pt" style:font-size-asian="12pt" style:font-size-complex="12pt" fo:language="en" fo:country="US"/>
    </style:style>
    <style:style style:name="Overskrift5Tegn" style:display-name="Overskrift 5 Tegn" style:family="text" style:parent-style-name="Standardskriftforavsnitt">
      <style:text-properties style:font-name="Calibri Light" style:font-name-asian="Times New Roman" style:font-name-complex="Times New Roman" fo:color="#2F5496" fo:font-size="12pt" style:font-size-asian="12pt" style:font-size-complex="12pt" fo:language="en" fo:country="US"/>
    </style:style>
    <style:style style:name="Overskrift6Tegn" style:display-name="Overskrift 6 Tegn" style:family="text" style:parent-style-name="Standardskriftforavsnitt">
      <style:text-properties style:font-name="Calibri Light" style:font-name-asian="Times New Roman" style:font-name-complex="Times New Roman" fo:color="#1F3763" fo:font-size="12pt" style:font-size-asian="12pt" style:font-size-complex="12pt" fo:language="en" fo:country="US"/>
    </style:style>
    <style:style style:name="Overskrift7Tegn" style:display-name="Overskrift 7 Tegn" style:family="text" style:parent-style-name="Standardskriftforavsnitt">
      <style:text-properties style:font-name="Calibri Light" style:font-name-asian="Times New Roman" style:font-name-complex="Times New Roman" fo:font-style="italic" style:font-style-asian="italic" style:font-style-complex="italic" fo:color="#1F3763" fo:font-size="12pt" style:font-size-asian="12pt" style:font-size-complex="12pt" fo:language="en" fo:country="US"/>
    </style:style>
    <style:style style:name="Overskrift8Tegn" style:display-name="Overskrift 8 Tegn" style:family="text" style:parent-style-name="Standardskriftforavsnitt">
      <style:text-properties style:font-name="Calibri Light" style:font-name-asian="Times New Roman" style:font-name-complex="Times New Roman" fo:color="#272727" fo:font-size="10.5pt" style:font-size-asian="10.5pt" style:font-size-complex="10.5pt" fo:language="en" fo:country="US"/>
    </style:style>
    <style:style style:name="Overskrift9Tegn" style:display-name="Overskrift 9 Tegn" style:family="text" style:parent-style-name="Standardskriftforavsnitt">
      <style:text-properties style:font-name="Calibri Light" style:font-name-asian="Times New Roman" style:font-name-complex="Times New Roman" fo:font-style="italic" style:font-style-asian="italic" style:font-style-complex="italic" fo:color="#272727" fo:font-size="10.5pt" style:font-size-asian="10.5pt" style:font-size-complex="10.5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emphasize="none"/>
    </style:style>
    <style:style style:name="WW_CharOUTLINELVL3"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emphasize="none"/>
    </style:style>
    <text:outline-style style:name="WW_OutlineListStyle">
      <text:outline-level-style text:level="1" style:num-format="1">
        <style:list-level-properties text:space-before="1.2805in" text:min-label-width="0.3in" text:list-level-position-and-space-mode="label-alignment">
          <style:list-level-label-alignment text:label-followed-by="listtab" fo:margin-left="1.5805in" fo:text-indent="-0.3in"/>
        </style:list-level-properties>
      </text:outline-level-style>
      <text:outline-level-style text:level="2" text:style-name="WW_CharOUTLINELVL2" style:num-format="1" text:display-levels="2">
        <style:list-level-properties text:space-before="0.8868in" text:min-label-width="0.4in" text:list-level-position-and-space-mode="label-alignment">
          <style:list-level-label-alignment text:label-followed-by="listtab" fo:margin-left="1.2868in" fo:text-indent="-0.4in"/>
        </style:list-level-properties>
      </text:outline-level-style>
      <text:outline-level-style text:level="3" text:style-name="WW_CharOUTLINELVL3" style:num-format="1" text:display-levels="3">
        <style:list-level-properties text:space-before="1.3784in" text:min-label-width="0.5in" text:list-level-position-and-space-mode="label-alignment">
          <style:list-level-label-alignment text:label-followed-by="listtab" fo:margin-left="1.8784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2"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emphasize="none"/>
    </style:style>
    <style:style style:name="WW_CharLFO3LVL3"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emphasize="none"/>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format="1">
        <style:list-level-properties text:space-before="1.2805in" text:min-label-width="0.3in" text:list-level-position-and-space-mode="label-alignment">
          <style:list-level-label-alignment text:label-followed-by="listtab" fo:margin-left="1.5805in" fo:text-indent="-0.3in"/>
        </style:list-level-properties>
      </text:list-level-style-number>
      <text:list-level-style-number text:level="2" text:style-name="WW_CharLFO3LVL2" style:num-format="1" text:display-levels="2">
        <style:list-level-properties text:space-before="0.8868in" text:min-label-width="0.4in" text:list-level-position-and-space-mode="label-alignment">
          <style:list-level-label-alignment text:label-followed-by="listtab" fo:margin-left="1.2868in" fo:text-indent="-0.4in"/>
        </style:list-level-properties>
      </text:list-level-style-number>
      <text:list-level-style-number text:level="3" text:style-name="WW_CharLFO3LVL3" style:num-format="1" text:display-levels="3">
        <style:list-level-properties text:space-before="1.3784in" text:min-label-width="0.5in" text:list-level-position-and-space-mode="label-alignment">
          <style:list-level-label-alignment text:label-followed-by="listtab" fo:margin-left="1.8784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anna.amrs@gmail.com</meta:initial-creator>
    <dc:creator>alanna.amrs@gmail.com</dc:creator>
    <meta:creation-date>2022-02-07T16:37:00Z</meta:creation-date>
    <dc:date>2022-02-07T17:06:00Z</dc:date>
    <meta:template xlink:href="Normal.dotm" xlink:type="simple"/>
    <meta:editing-cycles>2</meta:editing-cycles>
    <meta:editing-duration>PT600S</meta:editing-duration>
    <meta:document-statistic meta:page-count="5" meta:paragraph-count="15" meta:word-count="1167" meta:character-count="7810" meta:row-count="55" meta:non-whitespace-character-count="6658"/>
  </office:meta>
</office:document-meta>
</file>